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officeooo:paragraph-rsid="00a59a60"/>
    </style:style>
    <style:style style:name="P8" style:family="paragraph" style:parent-style-name="Footer">
      <style:text-properties officeooo:paragraph-rsid="004274bc"/>
    </style:style>
    <style:style style:name="P9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P1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_5f_En-tête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7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P18" style:family="paragraph" style:parent-style-name="FILET_5f_POINTILLES">
      <style:text-properties officeooo:paragraph-rsid="00a84ca5"/>
    </style:style>
    <style:style style:name="P19" style:family="paragraph" style:parent-style-name="_5f_Paragraphe_20_livret_20_">
      <style:text-properties fo:font-weight="normal" style:font-weight-asian="normal" style:font-weight-complex="normal"/>
    </style:style>
    <style:style style:name="P20" style:family="paragraph" style:parent-style-name="_5f_Paragraphe_20_livret_20_">
      <style:text-properties officeooo:paragraph-rsid="00aa4281"/>
    </style:style>
    <style:style style:name="P21" style:family="paragraph" style:parent-style-name="_5f_Paragraphe_20_livret_20_">
      <style:text-properties officeooo:rsid="00aa4281" officeooo:paragraph-rsid="00aa4281"/>
    </style:style>
    <style:style style:name="P22" style:family="paragraph" style:parent-style-name="_5f_Paragraphe_20_livret_20_">
      <style:paragraph-properties fo:margin-top="0.101cm" fo:margin-bottom="0.199cm" style:contextual-spacing="false"/>
      <style:text-properties officeooo:paragraph-rsid="00aa4281"/>
    </style:style>
    <style:style style:name="P23" style:family="paragraph" style:parent-style-name="Standard" style:list-style-name="_5f_Numérotation_20_des_20_exercices_20_livrets">
      <style:paragraph-properties fo:margin-top="0.499cm" fo:margin-bottom="0cm" style:contextual-spacing="false"/>
      <style:text-properties officeooo:paragraph-rsid="00a84ca5"/>
    </style:style>
    <style:style style:name="P24" style:family="paragraph" style:parent-style-name="_5f_Paragraphe_20_livret_20_" style:list-style-name="_5f_Numérotation_20_des_20_exercices_20_livrets">
      <style:text-properties officeooo:paragraph-rsid="00a84ca5"/>
    </style:style>
    <style:style style:name="P25" style:family="paragraph" style:parent-style-name="_5f_Paragraphe_20_livret_20_" style:list-style-name="_5f_Numérotation_20_des_20_exercices_20_livrets">
      <style:paragraph-properties fo:margin-top="0.3cm" fo:margin-bottom="0.101cm" style:contextual-spacing="false"/>
      <style:text-properties officeooo:paragraph-rsid="00a84ca5"/>
    </style:style>
    <style:style style:name="P26" style:family="paragraph" style:parent-style-name="_5f_Paragraphe_20_livret_20_" style:list-style-name="_5f_Numérotation_20_des_20_exercices_20_livrets">
      <style:paragraph-properties fo:margin-top="0.499cm" fo:margin-bottom="0.101cm" style:contextual-spacing="false"/>
      <style:text-properties officeooo:paragraph-rsid="00a84ca5"/>
    </style:style>
    <style:style style:name="P27" style:family="paragraph" style:parent-style-name="_5f_Paragraphe_20_livret_20_" style:list-style-name="_5f_Numérotation_20_des_20_exercices_20_livrets">
      <loext:graphic-properties draw:fill="solid" draw:fill-color="#fcf7ed" draw:opacity="100%" draw:fill-image-width="0cm" draw:fill-image-height="0cm"/>
      <style:paragraph-properties fo:margin-top="0cm" fo:margin-bottom="0cm" style:contextual-spacing="false" fo:background-color="#fcf7ed" fo:padding="0.101cm" fo:border="0.6pt solid #000000" style:shadow="#b2b2b2 0.101cm 0.101cm" style:writing-mode="lr-tb"/>
      <style:text-properties fo:color="#000000" loext:opacity="100%" style:font-name="DejaVu Sans Mono" fo:font-size="9pt" fo:font-style="normal" style:text-underline-style="none" fo:font-weight="normal" officeooo:paragraph-rsid="00aa4281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_5f_Paragraphe_20_livret_20_réponse_20_élève" style:list-style-name="_5f_Numérotation_20_des_20_exercices_20_livrets">
      <style:paragraph-properties style:writing-mode="lr-tb">
        <style:tab-stops>
          <style:tab-stop style:position="9.4cm" style:type="right" style:leader-style="dotted" style:leader-text="."/>
        </style:tab-stops>
      </style:paragraph-properties>
      <style:text-properties officeooo:paragraph-rsid="00a84ca5"/>
    </style:style>
    <style:style style:name="P29" style:family="paragraph" style:parent-style-name="_5f_Paragraphe_20_énoncé_20_après_20_numéro">
      <style:text-properties officeooo:rsid="00a68d47" officeooo:paragraph-rsid="00a68d47"/>
    </style:style>
    <style:style style:name="P30" style:family="paragraph" style:parent-style-name="_5f_Paragraphe_20_énoncé_20_après_20_numéro">
      <style:text-properties officeooo:paragraph-rsid="00a68d47"/>
    </style:style>
    <style:style style:name="P31" style:family="paragraph" style:parent-style-name="_5f_Paragraphe_20_énoncé_20_après_20_numéro">
      <style:paragraph-properties fo:text-align="start" style:justify-single-word="false"/>
      <style:text-properties officeooo:paragraph-rsid="00a6d094"/>
    </style:style>
    <style:style style:name="P32" style:family="paragraph" style:parent-style-name="_5f_Paragraphe_20_énoncé_20_après_20_numéro">
      <style:text-properties officeooo:paragraph-rsid="00a6d094"/>
    </style:style>
    <style:style style:name="P33" style:family="paragraph" style:parent-style-name="_5f_Paragraphe_20_énoncé_20_après_20_numéro" style:list-style-name="_5f_Numérotation_20_des_20_exercices_20_livrets"/>
    <style:style style:name="P34" style:family="paragraph" style:parent-style-name="_5f_Paragraphe_20_énoncé_20_après_20_numéro">
      <style:text-properties officeooo:rsid="00aa4281" officeooo:paragraph-rsid="00aa4281"/>
    </style:style>
    <style:style style:name="P35" style:family="paragraph" style:parent-style-name="_5f_Paragraphe_20_énoncé_20_après_20_numéro" style:list-style-name="L1">
      <style:text-properties officeooo:paragraph-rsid="00aa4281"/>
    </style:style>
    <style:style style:name="P36" style:family="paragraph" style:parent-style-name="_5f_Paragraphe_20_énoncé_20_après_20_numéro" style:list-style-name="L1">
      <style:text-properties officeooo:rsid="00aab75a" officeooo:paragraph-rsid="00aab75a"/>
    </style:style>
    <style:style style:name="P37" style:family="paragraph" style:parent-style-name="_5f_Titre_20_d_27_exercices_20_livret" style:list-style-name="_5f_Numérotation_20_des_20_exercices_20_livrets"/>
    <style:style style:name="P38" style:family="paragraph" style:parent-style-name="_5f_Titre_20_d_27_exercices_20_livret">
      <style:text-properties officeooo:paragraph-rsid="00aa4281"/>
    </style:style>
    <style:style style:name="P39" style:family="paragraph" style:parent-style-name="_5f_Titre_20_d_27_exercices_20_livret_20_sans_20_titre" style:list-style-name="_5f_Numérotation_20_des_20_exercices_20_livrets"/>
    <style:style style:name="P40" style:family="paragraph" style:parent-style-name="_5f_Titre_20_d_27_exercices_20_livret_20_sans_20_titre">
      <style:text-properties officeooo:rsid="00a6d094" officeooo:paragraph-rsid="00a6d094"/>
    </style:style>
    <style:style style:name="P41" style:family="paragraph" style:parent-style-name="_5f_Titre_20_d_27_exercices_20_livret_20_sans_20_titre">
      <style:text-properties officeooo:rsid="00aa4281" officeooo:paragraph-rsid="00aa4281"/>
    </style:style>
    <style:style style:name="P42" style:family="paragraph" style:parent-style-name="_5f_Titre_20_d_27_exercices_20_livret_20_sans_20_titre" style:list-style-name="_5f_Numérotation_20_des_20_exercices_20_livrets" style:master-page-name="SERIE_5f_G_5f_GAUCHE_5f_ET_5f_DROITE_5f_2COL">
      <style:paragraph-properties fo:text-align="start" style:justify-single-word="false" style:page-number="4"/>
    </style:style>
    <style:style style:name="P4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solid" draw:fill-color="#1ca2b8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indent="0cm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3b3b3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52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6" style:family="text">
      <style:text-properties fo:font-variant="small-caps" officeooo:rsid="0054f64f"/>
    </style:style>
    <style:style style:name="T7" style:family="text">
      <style:text-properties officeooo:rsid="00a59a60"/>
    </style:style>
    <style:style style:name="T8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T9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T10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T11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2" style:family="text">
      <style:text-properties style:use-window-font-color="true" loext:opacity="0%" fo:font-style="normal" style:text-underline-style="none" officeooo:rsid="00aa4281" style:font-size-asian="9pt" style:font-style-asian="normal" style:font-size-complex="9pt" style:font-style-complex="normal"/>
    </style:style>
    <style:style style:name="T13" style:family="text">
      <style:text-properties style:use-window-font-color="true" loext:opacity="0%" fo:font-style="normal" style:text-underline-style="none" officeooo:rsid="002c08fd" style:font-size-asian="9pt" style:font-style-asian="normal" style:font-size-complex="9pt" style:font-style-complex="normal"/>
    </style:style>
    <style:style style:name="T14" style:family="text">
      <style:text-properties style:use-window-font-color="true" loext:opacity="0%" fo:font-style="normal" style:text-underline-style="none" officeooo:rsid="00aab75a" style:font-size-asian="9pt" style:font-style-asian="normal" style:font-size-complex="9pt" style:font-style-complex="normal"/>
    </style:style>
    <style:style style:name="T15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16" style:family="text">
      <style:text-properties officeooo:rsid="002925a2"/>
    </style:style>
    <style:style style:name="T17" style:family="text">
      <style:text-properties officeooo:rsid="002b33ed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aab75a"/>
    </style:style>
    <style:style style:name="T20" style:family="text">
      <style:text-properties style:text-position="sub 58%" officeooo:rsid="00aa4281"/>
    </style:style>
    <style:style style:name="T21" style:family="text">
      <style:text-properties fo:color="#000000" loext:opacity="100%" style:font-name="Bitstream Vera Sans1" fo:font-size="10pt" fo:font-style="normal" fo:font-weight="normal" officeooo:rsid="00a84ca5"/>
    </style:style>
    <style:style style:name="T22" style:family="text">
      <style:text-properties fo:color="#000000" loext:opacity="100%" style:font-name="Bitstream Vera Sans1" fo:font-size="10pt" fo:font-style="normal" fo:font-weight="normal" officeooo:rsid="00aa4281"/>
    </style:style>
    <style:style style:name="T23" style:family="text">
      <style:text-properties fo:color="#000000" loext:opacity="100%" style:font-name="Bitstream Vera Sans1" fo:font-size="10pt" fo:font-style="normal" fo:font-weight="normal" officeooo:rsid="00b1121d"/>
    </style:style>
    <style:style style:name="T24" style:family="text">
      <style:text-properties style:text-position="0% 100%"/>
    </style:style>
    <style:style style:name="T25" style:family="text">
      <style:text-properties style:text-position="0% 100%" style:font-name-asian="OpenSymbol" style:font-style-asian="normal" style:font-name-complex="OpenSymbol" style:font-style-complex="normal"/>
    </style:style>
    <style:style style:name="T26" style:family="text">
      <style:text-properties style:text-position="0% 100%" style:font-name-asian="OpenSymbol" style:font-size-asian="12pt" style:font-style-asian="normal" style:font-name-complex="OpenSymbol" style:font-size-complex="12pt" style:font-style-complex="normal"/>
    </style:style>
    <style:style style:name="T27" style:family="text">
      <style:text-properties style:text-position="0% 100%" officeooo:rsid="00aab75a"/>
    </style:style>
    <style:style style:name="T28" style:family="text">
      <style:text-properties style:text-position="0% 100%" officeooo:rsid="00aa4281"/>
    </style:style>
    <style:style style:name="T29" style:family="text">
      <style:text-properties style:font-name="Bitstream Vera Sans2" fo:font-size="10pt" officeooo:rsid="00a84ca5"/>
    </style:style>
    <style:style style:name="T30" style:family="text">
      <style:text-properties style:font-name="Bitstream Vera Sans2" fo:font-size="10pt" officeooo:rsid="00aab75a"/>
    </style:style>
    <style:style style:name="T31" style:family="text">
      <style:text-properties style:font-name="Bitstream Vera Sans2" fo:font-size="10pt" officeooo:rsid="00b0ce11"/>
    </style:style>
    <style:style style:name="T32" style:family="text">
      <style:text-properties officeooo:rsid="0043d857"/>
    </style:style>
    <style:style style:name="T33" style:family="text">
      <style:text-properties officeooo:rsid="002f2e73"/>
    </style:style>
    <style:style style:name="T34" style:family="text">
      <style:text-properties officeooo:rsid="00a68d47"/>
    </style:style>
    <style:style style:name="T35" style:family="text">
      <style:text-properties officeooo:rsid="00a6d094"/>
    </style:style>
    <style:style style:name="T36" style:family="text">
      <style:text-properties style:font-name="Bitstream Vera Sans"/>
    </style:style>
    <style:style style:name="T37" style:family="text">
      <style:text-properties style:font-name="Bitstream Vera Sans" fo:font-size="10pt" style:font-size-asian="10pt" style:font-size-complex="10pt"/>
    </style:style>
    <style:style style:name="T38" style:family="text">
      <style:text-properties officeooo:rsid="00a84ca5"/>
    </style:style>
    <style:style style:name="T39" style:family="text">
      <style:text-properties officeooo:rsid="002f49a0"/>
    </style:style>
    <style:style style:name="T40" style:family="text">
      <style:text-properties officeooo:rsid="000ee55e"/>
    </style:style>
    <style:style style:name="T41" style:family="text">
      <style:text-properties officeooo:rsid="0030de4f"/>
    </style:style>
    <style:style style:name="T42" style:family="text">
      <style:text-properties officeooo:rsid="000e8220"/>
    </style:style>
    <style:style style:name="T43" style:family="text">
      <style:text-properties style:text-underline-style="solid" style:text-underline-width="auto" style:text-underline-color="font-color" officeooo:rsid="000e8220"/>
    </style:style>
    <style:style style:name="T44" style:family="text">
      <style:text-properties officeooo:rsid="00aa4281"/>
    </style:style>
    <style:style style:name="T45" style:family="text">
      <style:text-properties officeooo:rsid="002c08fd"/>
    </style:style>
    <style:style style:name="T46" style:family="text">
      <style:text-properties officeooo:rsid="00aab75a"/>
    </style:style>
    <style:style style:name="T47" style:family="text">
      <style:text-properties officeooo:rsid="00ac961d"/>
    </style:style>
    <style:style style:name="T48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49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50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b3b3b3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457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auto-grow-width="true" fo:min-height="0.457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auto-grow-width="true" fo:min-height="0.457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solid" svg:stroke-width="0.019cm" svg:stroke-color="#000000" draw:marker-start-width="0.332cm" draw:marker-start-center="false" draw:marker-end-width="0.33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26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49cm" svg:stroke-color="#9d0f89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9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5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solid" svg:stroke-width="0.071cm" svg:stroke-color="#d3802c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2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svg:stroke-width="0.071cm" svg:stroke-color="#7fb241" draw:marker-start="" draw:marker-start-width="0.3cm" draw:marker-start-center="false" draw:marker-end="" draw:marker-end-width="0.3cm" draw:marker-end-center="false" draw:fill="solid" draw:fill-color="#52cc00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71cm" svg:stroke-color="#9d0f89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svg:stroke-width="0.071cm" svg:stroke-color="#1ca2b8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7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7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8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78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71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Shape8_0" draw:style-name="gr64" draw:text-style-name="P47" svg:width="2.703cm" svg:height="0.715cm" draw:transform="rotate (0.0872664625997165) translate (1.32644444444444cm 1.21884722222222cm)">
        <draw:text-box>
          <text:p text:style-name="P46"><text:span text:style-name="T48">Série 2</text:span></text:p>
        </draw:text-box>
      </draw:frame>
      <draw:path text:anchor-type="page" text:anchor-page-number="1" draw:z-index="1" draw:name="Shape7_1" draw:style-name="gr65" draw:text-style-name="P48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66" draw:text-style-name="P46" svg:x1="20.576cm" svg:y1="1.36cm" svg:x2="21.996cm" svg:y2="1.36cm">
        <text:p/>
      </draw:line>
      <text:list xml:id="list1408265462" text:style-name="_5f_Numérotation_20_des_20_exercices_20_livrets">
        <text:list-item>
          <text:h text:style-name="P42" text:outline-level="1">Repasse en vert la partie de la droite correspondant <text:span text:style-name="T32">aux </text:span><text:span text:style-name="T23">notation</text:span><text:span text:style-name="T32">s</text:span>.</text:h>
        </text:list-item>
      </text:list>
      <text:p text:style-name="_5f_Paragraphe_20_livret_20_"><draw:g text:anchor-type="paragraph" draw:z-index="3" draw:name="Shape8_3" draw:style-name="gr9"><draw:line draw:style-name="gr34" draw:text-style-name="P66" svg:x1="6.724cm" svg:y1="0.575cm" svg:x2="6.724cm" svg:y2="0.774cm"><text:p/></draw:line><draw:frame draw:style-name="gr35" draw:text-style-name="P67" svg:width="0.747cm" svg:height="0.664cm" svg:x="1.144cm" svg:y="0.122cm"><draw:text-box><text:p text:style-name="P49"><text:span text:style-name="T53">A</text:span></text:p></draw:text-box></draw:frame><draw:frame draw:style-name="gr39" draw:text-style-name="P67" svg:width="0.727cm" svg:height="0.664cm" svg:x="6.365cm" svg:y="0.112cm"><draw:text-box><text:p text:style-name="P49"><text:span text:style-name="T53">E</text:span></text:p></draw:text-box></draw:frame><draw:line draw:style-name="gr21" draw:text-style-name="P66" svg:x1="0.24cm" svg:y1="0.669cm" svg:x2="7.689cm" svg:y2="0.669cm"><text:p/></draw:line><draw:line draw:style-name="gr34" draw:text-style-name="P66" svg:x1="1.516cm" svg:y1="0.575cm" svg:x2="1.516cm" svg:y2="0.774cm"><text:p/></draw:line><draw:frame draw:style-name="gr57" draw:text-style-name="P67" svg:width="1.262cm" svg:height="0.664cm" svg:x="8.031cm" svg:y="0.33cm"><draw:text-box><text:p text:style-name="P49"><text:span text:style-name="T53">[AC)</text:span></text:p></draw:text-box></draw:frame><draw:line draw:style-name="gr34" draw:text-style-name="P66" svg:x1="4.258cm" svg:y1="0.575cm" svg:x2="4.258cm" svg:y2="0.774cm"><text:p/></draw:line><draw:frame draw:style-name="gr42" draw:text-style-name="P67" svg:width="0.752cm" svg:height="0.664cm" svg:x="3.893cm" svg:y="0.112cm"><draw:text-box><text:p text:style-name="P49"><text:span text:style-name="T53">C</text:span></text:p></draw:text-box></draw:frame><draw:frame draw:style-name="gr43" draw:text-style-name="P67" svg:width="0.777cm" svg:height="0.664cm" svg:x="2.63cm" svg:y="0.101cm"><draw:text-box><text:p text:style-name="P49"><text:span text:style-name="T53">D</text:span></text:p></draw:text-box></draw:frame><draw:line draw:style-name="gr34" draw:text-style-name="P66" svg:x1="3.017cm" svg:y1="0.575cm" svg:x2="3.017cm" svg:y2="0.774cm"><text:p/></draw:line><draw:frame draw:style-name="gr35" draw:text-style-name="P67" svg:width="0.747cm" svg:height="0.664cm" svg:x="5.134cm" svg:y="0.112cm"><draw:text-box><text:p text:style-name="P49"><text:span text:style-name="T53">B</text:span></text:p></draw:text-box></draw:frame><draw:line draw:style-name="gr34" draw:text-style-name="P66" svg:x1="5.505cm" svg:y1="0.575cm" svg:x2="5.505cm" svg:y2="0.774cm"><text:p/></draw:line><draw:line draw:style-name="gr34" draw:text-style-name="P66" svg:x1="6.587cm" svg:y1="1.569cm" svg:x2="6.587cm" svg:y2="1.77cm"><text:p/></draw:line><draw:frame draw:style-name="gr58" draw:text-style-name="P67" svg:width="0.75cm" svg:height="0.664cm" svg:x="1.552cm" svg:y="1.112cm"><draw:text-box><text:p text:style-name="P49"><text:span text:style-name="T53">R</text:span></text:p></draw:text-box></draw:frame><draw:frame draw:style-name="gr39" draw:text-style-name="P67" svg:width="0.727cm" svg:height="0.664cm" svg:x="6.224cm" svg:y="1.101cm"><draw:text-box><text:p text:style-name="P49"><text:span text:style-name="T53">E</text:span></text:p></draw:text-box></draw:frame><draw:line draw:style-name="gr21" draw:text-style-name="P66" svg:x1="0.24cm" svg:y1="1.669cm" svg:x2="7.689cm" svg:y2="1.669cm"><text:p/></draw:line><draw:line draw:style-name="gr34" draw:text-style-name="P66" svg:x1="1.927cm" svg:y1="1.569cm" svg:x2="1.927cm" svg:y2="1.77cm"><text:p/></draw:line><draw:frame draw:style-name="gr46" draw:text-style-name="P61" svg:width="0.623cm" svg:height="0.74cm" svg:x="-0.304cm" svg:y="1.135cm"><draw:text-box><text:p text:style-name="P49"><text:span text:style-name="T54">t</text:span></text:p></draw:text-box></draw:frame><draw:frame draw:style-name="gr55" draw:text-style-name="P61" svg:width="0.669cm" svg:height="0.74cm" svg:x="7.576cm" svg:y="1.129cm"><draw:text-box><text:p text:style-name="P49"><text:span text:style-name="T54">z</text:span></text:p></draw:text-box></draw:frame><draw:frame draw:style-name="gr59" draw:text-style-name="P67" svg:width="1.267cm" svg:height="0.664cm" svg:x="8.029cm" svg:y="1.329cm"><draw:text-box><text:p text:style-name="P49"><text:span text:style-name="T53">[AR]</text:span></text:p></draw:text-box></draw:frame><draw:frame draw:style-name="gr43" draw:text-style-name="P67" svg:width="0.777cm" svg:height="0.664cm" svg:x="3.101cm" svg:y="1.101cm"><draw:text-box><text:p text:style-name="P49"><text:span text:style-name="T53">D</text:span></text:p></draw:text-box></draw:frame><draw:line draw:style-name="gr34" draw:text-style-name="P66" svg:x1="3.481cm" svg:y1="1.569cm" svg:x2="3.481cm" svg:y2="1.77cm"><text:p/></draw:line><draw:frame draw:style-name="gr35" draw:text-style-name="P67" svg:width="0.747cm" svg:height="0.664cm" svg:x="4.815cm" svg:y="1.101cm"><draw:text-box><text:p text:style-name="P49"><text:span text:style-name="T53">A</text:span></text:p></draw:text-box></draw:frame><draw:line draw:style-name="gr34" draw:text-style-name="P66" svg:x1="5.19cm" svg:y1="1.569cm" svg:x2="5.19cm" svg:y2="1.77cm"><text:p/></draw:line><draw:line draw:style-name="gr34" draw:text-style-name="P66" svg:x1="6.724cm" svg:y1="2.574cm" svg:x2="6.724cm" svg:y2="2.772cm"><text:p/></draw:line><draw:frame draw:style-name="gr35" draw:text-style-name="P67" svg:width="0.747cm" svg:height="0.664cm" svg:x="1.144cm" svg:y="2.114cm"><draw:text-box><text:p text:style-name="P49"><text:span text:style-name="T53">A</text:span></text:p></draw:text-box></draw:frame><draw:frame draw:style-name="gr39" draw:text-style-name="P67" svg:width="0.727cm" svg:height="0.664cm" svg:x="6.365cm" svg:y="2.114cm"><draw:text-box><text:p text:style-name="P49"><text:span text:style-name="T53">E</text:span></text:p></draw:text-box></draw:frame><draw:line draw:style-name="gr21" draw:text-style-name="P66" svg:x1="0.24cm" svg:y1="2.667cm" svg:x2="7.689cm" svg:y2="2.667cm"><text:p/></draw:line><draw:line draw:style-name="gr34" draw:text-style-name="P66" svg:x1="1.516cm" svg:y1="2.574cm" svg:x2="1.516cm" svg:y2="2.772cm"><text:p/></draw:line><draw:frame draw:style-name="gr45" draw:text-style-name="P61" svg:width="0.787cm" svg:height="0.74cm" svg:x="-0.268cm" svg:y="2.135cm"><draw:text-box><text:p text:style-name="P49"><text:span text:style-name="T54">w</text:span></text:p></draw:text-box></draw:frame><draw:frame draw:style-name="gr55" draw:text-style-name="P61" svg:width="0.669cm" svg:height="0.74cm" svg:x="7.542cm" svg:y="2.129cm"><draw:text-box><text:p text:style-name="P49"><text:span text:style-name="T54">z</text:span></text:p></draw:text-box></draw:frame><draw:frame draw:style-name="gr60" draw:text-style-name="P67" svg:width="1.334cm" svg:height="0.74cm" svg:x="7.995cm" svg:y="2.327cm"><draw:text-box><text:p text:style-name="P49"><text:span text:style-name="T53">[D</text:span><text:span text:style-name="T56">w</text:span><text:span text:style-name="T53">)</text:span></text:p></draw:text-box></draw:frame><draw:line draw:style-name="gr34" draw:text-style-name="P66" svg:x1="4.258cm" svg:y1="2.574cm" svg:x2="4.258cm" svg:y2="2.772cm"><text:p/></draw:line><draw:frame draw:style-name="gr42" draw:text-style-name="P67" svg:width="0.752cm" svg:height="0.664cm" svg:x="3.893cm" svg:y="2.114cm"><draw:text-box><text:p text:style-name="P49"><text:span text:style-name="T53">C</text:span></text:p></draw:text-box></draw:frame><draw:frame draw:style-name="gr35" draw:text-style-name="P67" svg:width="0.747cm" svg:height="0.664cm" svg:x="2.645cm" svg:y="2.091cm"><draw:text-box><text:p text:style-name="P49"><text:span text:style-name="T53">B</text:span></text:p></draw:text-box></draw:frame><draw:line draw:style-name="gr34" draw:text-style-name="P66" svg:x1="3.017cm" svg:y1="2.572cm" svg:x2="3.017cm" svg:y2="2.77cm"><text:p/></draw:line><draw:frame draw:style-name="gr43" draw:text-style-name="P67" svg:width="0.777cm" svg:height="0.664cm" svg:x="5.12cm" svg:y="2.114cm"><draw:text-box><text:p text:style-name="P49"><text:span text:style-name="T53">D</text:span></text:p></draw:text-box></draw:frame><draw:line draw:style-name="gr34" draw:text-style-name="P66" svg:x1="5.505cm" svg:y1="2.574cm" svg:x2="5.505cm" svg:y2="2.772cm"><text:p/></draw:line><draw:line draw:style-name="gr34" draw:text-style-name="P66" svg:x1="6.587cm" svg:y1="3.616cm" svg:x2="6.587cm" svg:y2="3.815cm"><text:p/></draw:line><draw:frame draw:style-name="gr42" draw:text-style-name="P67" svg:width="0.752cm" svg:height="0.664cm" svg:x="1.554cm" svg:y="3.137cm"><draw:text-box><text:p text:style-name="P49"><text:span text:style-name="T53">C</text:span></text:p></draw:text-box></draw:frame><draw:frame draw:style-name="gr40" draw:text-style-name="P67" svg:width="0.708cm" svg:height="0.664cm" svg:x="6.235cm" svg:y="3.147cm"><draw:text-box><text:p text:style-name="P49"><text:span text:style-name="T53">F</text:span></text:p></draw:text-box></draw:frame><draw:line draw:style-name="gr21" draw:text-style-name="P66" svg:x1="0.24cm" svg:y1="3.713cm" svg:x2="7.689cm" svg:y2="3.713cm"><text:p/></draw:line><draw:line draw:style-name="gr34" draw:text-style-name="P66" svg:x1="1.927cm" svg:y1="3.616cm" svg:x2="1.927cm" svg:y2="3.815cm"><text:p/></draw:line><draw:frame draw:style-name="gr36" draw:text-style-name="P61" svg:width="0.694cm" svg:height="0.74cm" svg:x="-0.221cm" svg:y="3.078cm"><draw:text-box><text:p text:style-name="P49"><text:span text:style-name="T54">y</text:span></text:p></draw:text-box></draw:frame><draw:frame draw:style-name="gr55" draw:text-style-name="P61" svg:width="0.669cm" svg:height="0.74cm" svg:x="7.607cm" svg:y="3.163cm"><draw:text-box><text:p text:style-name="P49"><text:span text:style-name="T54">z</text:span></text:p></draw:text-box></draw:frame><draw:frame draw:style-name="gr61" draw:text-style-name="P67" svg:width="1.287cm" svg:height="0.664cm" svg:x="8.016cm" svg:y="3.369cm"><draw:text-box><text:p text:style-name="P49"><text:span text:style-name="T53">(DA)</text:span></text:p></draw:text-box></draw:frame><draw:frame draw:style-name="gr43" draw:text-style-name="P67" svg:width="0.777cm" svg:height="0.664cm" svg:x="3.101cm" svg:y="3.137cm"><draw:text-box><text:p text:style-name="P49"><text:span text:style-name="T53">D</text:span></text:p></draw:text-box></draw:frame><draw:line draw:style-name="gr34" draw:text-style-name="P66" svg:x1="3.481cm" svg:y1="3.616cm" svg:x2="3.481cm" svg:y2="3.815cm"><text:p/></draw:line><draw:frame draw:style-name="gr35" draw:text-style-name="P67" svg:width="0.747cm" svg:height="0.664cm" svg:x="4.815cm" svg:y="3.147cm"><draw:text-box><text:p text:style-name="P49"><text:span text:style-name="T53">A</text:span></text:p></draw:text-box></draw:frame><draw:line draw:style-name="gr34" draw:text-style-name="P66" svg:x1="5.19cm" svg:y1="3.616cm" svg:x2="5.19cm" svg:y2="3.815cm"><text:p/></draw:line><draw:line draw:style-name="gr34" draw:text-style-name="P66" svg:x1="6.587cm" svg:y1="4.617cm" svg:x2="6.587cm" svg:y2="4.818cm"><text:p/></draw:line><draw:frame draw:style-name="gr62" draw:text-style-name="P67" svg:width="0.779cm" svg:height="0.664cm" svg:x="1.539cm" svg:y="4.146cm"><draw:text-box><text:p text:style-name="P49"><text:span text:style-name="T53">G</text:span></text:p></draw:text-box></draw:frame><draw:frame draw:style-name="gr39" draw:text-style-name="P67" svg:width="0.727cm" svg:height="0.664cm" svg:x="6.224cm" svg:y="4.156cm"><draw:text-box><text:p text:style-name="P49"><text:span text:style-name="T53">E</text:span></text:p></draw:text-box></draw:frame><draw:line draw:style-name="gr21" draw:text-style-name="P66" svg:x1="0.24cm" svg:y1="4.714cm" svg:x2="7.689cm" svg:y2="4.714cm"><text:p/></draw:line><draw:line draw:style-name="gr34" draw:text-style-name="P66" svg:x1="1.927cm" svg:y1="4.617cm" svg:x2="1.927cm" svg:y2="4.818cm"><text:p/></draw:line><draw:frame draw:style-name="gr36" draw:text-style-name="P61" svg:width="0.694cm" svg:height="0.74cm" svg:x="-0.332cm" svg:y="4.165cm"><draw:text-box><text:p text:style-name="P49"><text:span text:style-name="T54">v</text:span></text:p></draw:text-box></draw:frame><draw:frame draw:style-name="gr55" draw:text-style-name="P61" svg:width="0.669cm" svg:height="0.74cm" svg:x="7.655cm" svg:y="4.154cm"><draw:text-box><text:p text:style-name="P49"><text:span text:style-name="T54">z</text:span></text:p></draw:text-box></draw:frame><draw:frame draw:style-name="gr63" draw:text-style-name="P67" svg:width="1.218cm" svg:height="0.74cm" svg:x="8.054cm" svg:y="4.371cm"><draw:text-box><text:p text:style-name="P49"><text:span text:style-name="T53">(G</text:span><text:span text:style-name="T56">z</text:span><text:span text:style-name="T53">)</text:span></text:p></draw:text-box></draw:frame><draw:line draw:style-name="gr34" draw:text-style-name="P66" svg:x1="4.384cm" svg:y1="4.617cm" svg:x2="4.384cm" svg:y2="4.816cm"><text:p/></draw:line><draw:frame draw:style-name="gr43" draw:text-style-name="P67" svg:width="0.777cm" svg:height="0.664cm" svg:x="4cm" svg:y="4.137cm"><draw:text-box><text:p text:style-name="P49"><text:span text:style-name="T53">D</text:span></text:p></draw:text-box></draw:frame></draw:g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list xml:id="list123339709940974" text:continue-numbering="true" text:style-name="_5f_Numérotation_20_des_20_exercices_20_livrets">
        <text:list-item>
          <text:h text:style-name="P39" text:outline-level="1"><draw:g text:anchor-type="paragraph" draw:z-index="4" draw:name="Shape9_2" draw:style-name="gr9"><draw:line draw:style-name="gr34" draw:text-style-name="P59" svg:x1="6.553cm" svg:y1="1.902cm" svg:x2="6.553cm" svg:y2="2.103cm"><text:p/></draw:line><draw:frame draw:style-name="gr35" draw:text-style-name="P60" svg:width="0.747cm" svg:height="0.664cm" svg:x="1.436cm" svg:y="1.423cm"><draw:text-box><text:p text:style-name="P49"><text:span text:style-name="T53">A</text:span></text:p></draw:text-box></draw:frame><draw:frame draw:style-name="gr35" draw:text-style-name="P60" svg:width="0.747cm" svg:height="0.664cm" svg:x="6.181cm" svg:y="1.423cm"><draw:text-box><text:p text:style-name="P49"><text:span text:style-name="T53">B</text:span></text:p></draw:text-box></draw:frame><draw:line draw:style-name="gr21" draw:text-style-name="P59" svg:x1="0.138cm" svg:y1="2.009cm" svg:x2="7.589cm" svg:y2="2.009cm"><text:p/></draw:line><draw:line draw:style-name="gr34" draw:text-style-name="P59" svg:x1="1.808cm" svg:y1="1.902cm" svg:x2="1.808cm" svg:y2="2.103cm"><text:p/></draw:line><draw:frame draw:style-name="gr36" draw:text-style-name="P61" svg:width="0.694cm" svg:height="0.74cm" svg:x="-0.307cm" svg:y="1.584cm"><draw:text-box><text:p text:style-name="P49"><text:span text:style-name="T54">x</text:span></text:p></draw:text-box></draw:frame><draw:frame draw:style-name="gr36" draw:text-style-name="P61" svg:width="0.694cm" svg:height="0.74cm" svg:x="7.546cm" svg:y="1.448cm"><draw:text-box><text:p text:style-name="P49"><text:span text:style-name="T54">y</text:span></text:p></draw:text-box></draw:frame><draw:frame draw:style-name="gr37" draw:text-style-name="P62" svg:width="1.066cm" svg:height="0.664cm" svg:x="8.109cm" svg:y="1.661cm"><draw:text-box><text:p text:style-name="P49"><text:span text:style-name="T55">.....</text:span></text:p></draw:text-box></draw:frame><draw:line draw:style-name="gr38" draw:text-style-name="P59" svg:x1="1.822cm" svg:y1="2.009cm" svg:x2="7.591cm" svg:y2="2.009cm"><text:p/></draw:line><draw:line draw:style-name="gr34" draw:text-style-name="P63" svg:x1="6.539cm" svg:y1="2.898cm" svg:x2="6.539cm" svg:y2="3.099cm"><text:p/></draw:line><draw:frame draw:style-name="gr39" draw:text-style-name="P60" svg:width="0.727cm" svg:height="0.664cm" svg:x="1.468cm" svg:y="2.407cm"><draw:text-box><text:p text:style-name="P49"><text:span text:style-name="T53">E</text:span></text:p></draw:text-box></draw:frame><draw:frame draw:style-name="gr40" draw:text-style-name="P60" svg:width="0.708cm" svg:height="0.664cm" svg:x="6.191cm" svg:y="2.407cm"><draw:text-box><text:p text:style-name="P49"><text:span text:style-name="T53">F</text:span></text:p></draw:text-box></draw:frame><draw:line draw:style-name="gr21" draw:text-style-name="P63" svg:x1="0.138cm" svg:y1="3.015cm" svg:x2="7.589cm" svg:y2="3.015cm"><text:p/></draw:line><draw:line draw:style-name="gr34" draw:text-style-name="P63" svg:x1="1.822cm" svg:y1="2.898cm" svg:x2="1.822cm" svg:y2="3.099cm"><text:p/></draw:line><draw:frame draw:style-name="gr41" draw:text-style-name="P61" svg:width="0.717cm" svg:height="0.74cm" svg:x="-0.434cm" svg:y="2.584cm"><draw:text-box><text:p text:style-name="P49"><text:span text:style-name="T54">u</text:span></text:p></draw:text-box></draw:frame><draw:frame draw:style-name="gr36" draw:text-style-name="P61" svg:width="0.694cm" svg:height="0.74cm" svg:x="7.416cm" svg:y="2.587cm"><draw:text-box><text:p text:style-name="P49"><text:span text:style-name="T54">v</text:span></text:p></draw:text-box></draw:frame><draw:frame draw:style-name="gr37" draw:text-style-name="P62" svg:width="1.066cm" svg:height="0.664cm" svg:x="8.109cm" svg:y="2.663cm"><draw:text-box><text:p text:style-name="P49"><text:span text:style-name="T55">.....</text:span></text:p></draw:text-box></draw:frame><draw:line draw:style-name="gr34" draw:text-style-name="P63" svg:x1="6.567cm" svg:y1="3.904cm" svg:x2="6.567cm" svg:y2="4.105cm"><text:p/></draw:line><draw:frame draw:style-name="gr42" draw:text-style-name="P60" svg:width="0.752cm" svg:height="0.664cm" svg:x="1.484cm" svg:y="3.399cm"><draw:text-box><text:p text:style-name="P49"><text:span text:style-name="T53">C</text:span></text:p></draw:text-box></draw:frame><draw:frame draw:style-name="gr43" draw:text-style-name="P60" svg:width="0.777cm" svg:height="0.664cm" svg:x="6.186cm" svg:y="3.402cm"><draw:text-box><text:p text:style-name="P49"><text:span text:style-name="T53">D</text:span></text:p></draw:text-box></draw:frame><draw:line draw:style-name="gr44" draw:text-style-name="P63" svg:x1="0.138cm" svg:y1="4.011cm" svg:x2="7.586cm" svg:y2="4.013cm"><text:p/></draw:line><draw:line draw:style-name="gr34" draw:text-style-name="P63" svg:x1="1.852cm" svg:y1="3.904cm" svg:x2="1.852cm" svg:y2="4.105cm"><text:p/></draw:line><draw:frame draw:style-name="gr45" draw:text-style-name="P64" svg:width="0.787cm" svg:height="0.74cm" svg:x="-0.435cm" svg:y="3.584cm"><draw:text-box><text:p text:style-name="P49"><text:span text:style-name="T56">w</text:span></text:p></draw:text-box></draw:frame><draw:frame draw:style-name="gr46" draw:text-style-name="P61" svg:width="0.623cm" svg:height="0.74cm" svg:x="7.513cm" svg:y="3.587cm"><draw:text-box><text:p text:style-name="P49"><text:span text:style-name="T54">t</text:span></text:p></draw:text-box></draw:frame><draw:frame draw:style-name="gr37" draw:text-style-name="P62" svg:width="1.066cm" svg:height="0.664cm" svg:x="8.135cm" svg:y="3.663cm"><draw:text-box><text:p text:style-name="P49"><text:span text:style-name="T55">.....</text:span></text:p></draw:text-box></draw:frame><draw:line draw:style-name="gr47" draw:text-style-name="P65" svg:x1="1.81cm" svg:y1="3.018cm" svg:x2="6.53cm" svg:y2="3.018cm"><text:p/></draw:line><draw:line draw:style-name="gr48" draw:text-style-name="P59" svg:x1="0.138cm" svg:y1="4.004cm" svg:x2="7.586cm" svg:y2="4.004cm"><text:p/></draw:line><draw:line draw:style-name="gr34" draw:text-style-name="P63" svg:x1="6.532cm" svg:y1="6.902cm" svg:x2="6.532cm" svg:y2="7.101cm"><text:p/></draw:line><draw:frame draw:style-name="gr42" draw:text-style-name="P60" svg:width="0.752cm" svg:height="0.664cm" svg:x="1.443cm" svg:y="6.388cm"><draw:text-box><text:p text:style-name="P49"><text:span text:style-name="T53">C</text:span></text:p></draw:text-box></draw:frame><draw:frame draw:style-name="gr40" draw:text-style-name="P60" svg:width="0.708cm" svg:height="0.664cm" svg:x="6.183cm" svg:y="6.388cm"><draw:text-box><text:p text:style-name="P49"><text:span text:style-name="T53">F</text:span></text:p></draw:text-box></draw:frame><draw:line draw:style-name="gr21" draw:text-style-name="P63" svg:x1="0.138cm" svg:y1="6.999cm" svg:x2="7.586cm" svg:y2="6.999cm"><text:p/></draw:line><draw:line draw:style-name="gr34" draw:text-style-name="P63" svg:x1="1.819cm" svg:y1="6.902cm" svg:x2="1.819cm" svg:y2="7.101cm"><text:p/></draw:line><draw:frame draw:style-name="gr37" draw:text-style-name="P62" svg:width="1.066cm" svg:height="0.664cm" svg:x="8.104cm" svg:y="6.66cm"><draw:text-box><text:p text:style-name="P49"><text:span text:style-name="T55">.....</text:span></text:p></draw:text-box></draw:frame><draw:frame draw:style-name="gr43" draw:text-style-name="P60" svg:width="0.777cm" svg:height="0.664cm" svg:x="3.009cm" svg:y="6.388cm"><draw:text-box><text:p text:style-name="P49"><text:span text:style-name="T53">D</text:span></text:p></draw:text-box></draw:frame><draw:line draw:style-name="gr34" draw:text-style-name="P63" svg:x1="3.387cm" svg:y1="6.902cm" svg:x2="3.387cm" svg:y2="7.101cm"><text:p/></draw:line><draw:frame draw:style-name="gr35" draw:text-style-name="P60" svg:width="0.747cm" svg:height="0.664cm" svg:x="4.752cm" svg:y="6.388cm"><draw:text-box><text:p text:style-name="P49"><text:span text:style-name="T53">A</text:span></text:p></draw:text-box></draw:frame><draw:line draw:style-name="gr34" draw:text-style-name="P63" svg:x1="5.121cm" svg:y1="6.902cm" svg:x2="5.121cm" svg:y2="7.101cm"><text:p/></draw:line><draw:line draw:style-name="gr34" draw:text-style-name="P63" svg:x1="6.673cm" svg:y1="4.9cm" svg:x2="6.673cm" svg:y2="5.098cm"><text:p/></draw:line><draw:frame draw:style-name="gr49" draw:text-style-name="P60" svg:width="0.77cm" svg:height="0.664cm" svg:x="1.016cm" svg:y="4.42cm"><draw:text-box><text:p text:style-name="P49"><text:span text:style-name="T53">H</text:span></text:p></draw:text-box></draw:frame><draw:frame draw:style-name="gr50" draw:text-style-name="P60" svg:width="0.703cm" svg:height="0.664cm" svg:x="6.324cm" svg:y="4.386cm"><draw:text-box><text:p text:style-name="P49"><text:span text:style-name="T53">L</text:span></text:p></draw:text-box></draw:frame><draw:line draw:style-name="gr21" draw:text-style-name="P63" svg:x1="0.138cm" svg:y1="5.02cm" svg:x2="7.586cm" svg:y2="5.02cm"><text:p/></draw:line><draw:line draw:style-name="gr34" draw:text-style-name="P63" svg:x1="1.397cm" svg:y1="4.9cm" svg:x2="1.397cm" svg:y2="5.098cm"><text:p/></draw:line><draw:frame draw:style-name="gr36" draw:text-style-name="P61" svg:width="0.694cm" svg:height="0.74cm" svg:x="-0.469cm" svg:y="4.584cm"><draw:text-box><text:p text:style-name="P49"><text:span text:style-name="T54">v</text:span></text:p></draw:text-box></draw:frame><draw:frame draw:style-name="gr41" draw:text-style-name="P61" svg:width="0.717cm" svg:height="0.74cm" svg:x="7.467cm" svg:y="4.58cm"><draw:text-box><text:p text:style-name="P49"><text:span text:style-name="T54">u</text:span></text:p></draw:text-box></draw:frame><draw:frame draw:style-name="gr37" draw:text-style-name="P62" svg:width="1.066cm" svg:height="0.664cm" svg:x="8.105cm" svg:y="4.656cm"><draw:text-box><text:p text:style-name="P49"><text:span text:style-name="T55">.....</text:span></text:p></draw:text-box></draw:frame><draw:line draw:style-name="gr34" draw:text-style-name="P63" svg:x1="4.179cm" svg:y1="4.9cm" svg:x2="4.179cm" svg:y2="5.098cm"><text:p/></draw:line><draw:frame draw:style-name="gr51" draw:text-style-name="P60" svg:width="0.736cm" svg:height="0.664cm" svg:x="3.817cm" svg:y="4.386cm"><draw:text-box><text:p text:style-name="P49"><text:span text:style-name="T53">K</text:span></text:p></draw:text-box></draw:frame><draw:frame draw:style-name="gr43" draw:text-style-name="P60" svg:width="0.777cm" svg:height="0.664cm" svg:x="2.53cm" svg:y="4.386cm"><draw:text-box><text:p text:style-name="P49"><text:span text:style-name="T53">D</text:span></text:p></draw:text-box></draw:frame><draw:line draw:style-name="gr34" draw:text-style-name="P63" svg:x1="2.916cm" svg:y1="4.9cm" svg:x2="2.916cm" svg:y2="5.098cm"><text:p/></draw:line><draw:frame draw:style-name="gr52" draw:text-style-name="P60" svg:width="0.729cm" svg:height="0.664cm" svg:x="5.078cm" svg:y="4.386cm"><draw:text-box><text:p text:style-name="P49"><text:span text:style-name="T53">S</text:span></text:p></draw:text-box></draw:frame><draw:line draw:style-name="gr34" draw:text-style-name="P63" svg:x1="5.439cm" svg:y1="4.9cm" svg:x2="5.439cm" svg:y2="5.098cm"><text:p/></draw:line><draw:line draw:style-name="gr34" draw:text-style-name="P63" svg:x1="6.532cm" svg:y1="5.909cm" svg:x2="6.532cm" svg:y2="6.107cm"><text:p/></draw:line><draw:frame draw:style-name="gr53" draw:text-style-name="P60" svg:width="0.81cm" svg:height="0.664cm" svg:x="1.417cm" svg:y="5.409cm"><draw:text-box><text:p text:style-name="P49"><text:span text:style-name="T53">M</text:span></text:p></draw:text-box></draw:frame><draw:frame draw:style-name="gr54" draw:text-style-name="P60" svg:width="0.784cm" svg:height="0.664cm" svg:x="6.144cm" svg:y="5.394cm"><draw:text-box><text:p text:style-name="P49"><text:span text:style-name="T53">O</text:span></text:p></draw:text-box></draw:frame><draw:line draw:style-name="gr21" draw:text-style-name="P63" svg:x1="0.138cm" svg:y1="5.999cm" svg:x2="7.586cm" svg:y2="5.999cm"><text:p/></draw:line><draw:line draw:style-name="gr34" draw:text-style-name="P63" svg:x1="1.819cm" svg:y1="5.909cm" svg:x2="1.819cm" svg:y2="6.107cm"><text:p/></draw:line><draw:frame draw:style-name="gr36" draw:text-style-name="P61" svg:width="0.694cm" svg:height="0.74cm" svg:x="-0.404cm" svg:y="5.639cm"><draw:text-box><text:p text:style-name="P49"><text:span text:style-name="T54">y</text:span></text:p></draw:text-box></draw:frame><draw:frame draw:style-name="gr55" draw:text-style-name="P61" svg:width="0.669cm" svg:height="0.74cm" svg:x="7.506cm" svg:y="5.464cm"><draw:text-box><text:p text:style-name="P49"><text:span text:style-name="T54">z</text:span></text:p></draw:text-box></draw:frame><draw:frame draw:style-name="gr37" draw:text-style-name="P62" svg:width="1.066cm" svg:height="0.664cm" svg:x="8.104cm" svg:y="5.665cm"><draw:text-box><text:p text:style-name="P49"><text:span text:style-name="T55">.....</text:span></text:p></draw:text-box></draw:frame><draw:line draw:style-name="gr34" draw:text-style-name="P63" svg:x1="4.306cm" svg:y1="5.902cm" svg:x2="4.306cm" svg:y2="6.1cm"><text:p/></draw:line><draw:frame draw:style-name="gr49" draw:text-style-name="P60" svg:width="0.77cm" svg:height="0.664cm" svg:x="3.923cm" svg:y="5.385cm"><draw:text-box><text:p text:style-name="P49"><text:span text:style-name="T53">N</text:span></text:p></draw:text-box></draw:frame><draw:line draw:style-name="gr56" draw:text-style-name="P63" svg:x1="1.397cm" svg:y1="5.01cm" svg:x2="5.438cm" svg:y2="5.01cm"><text:p/></draw:line><draw:line draw:style-name="gr56" draw:text-style-name="P63" svg:x1="0.107cm" svg:y1="7.015cm" svg:x2="5.121cm" svg:y2="7.015cm"><text:p/></draw:line><draw:line draw:style-name="gr38" draw:text-style-name="P63" svg:x1="1.819cm" svg:y1="6.006cm" svg:x2="6.534cm" svg:y2="6.006cm"><text:p/></draw:line></draw:g>Utilise les symboles [, ], ( et ) pour décrire la partie de la droite qui a été repassée en <text:span text:style-name="T33">couleur.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23338925163875" text:continue-numbering="true" text:style-name="_5f_Numérotation_20_des_20_exercices_20_livrets">
        <text:list-item>
          <text:h text:style-name="_5f_Titre_20_d_27_exercices_20_livret_20_sans_20_titre" text:outline-level="1">Complète le texte suivant avec les symboles [, ], ( et ) ainsi que les lettres A, B, C et D uniquement :</text:h>
        </text:list-item>
      </text:list>
      <text:p text:style-name="_5f_Paragraphe_20_livret_20_"><draw:g text:anchor-type="paragraph" draw:z-index="5" draw:name="Shape10" draw:style-name="gr9"><draw:frame draw:style-name="gr24" draw:text-style-name="P57" svg:width="0.727cm" svg:height="0.671cm" svg:x="1.328cm" svg:y="2.175cm"><draw:text-box><text:p text:style-name="P55"><text:span text:style-name="T52">E</text:span></text:p></draw:text-box></draw:frame><draw:frame draw:style-name="gr25" draw:text-style-name="P57" svg:width="0.752cm" svg:height="0.671cm" svg:x="3.371cm" svg:y="1.175cm"><draw:text-box><text:p text:style-name="P55"><text:span text:style-name="T52">C</text:span></text:p></draw:text-box></draw:frame><draw:frame draw:style-name="gr26" draw:text-style-name="P57" svg:width="0.747cm" svg:height="0.673cm" svg:x="5.471cm" svg:y="0.136cm"><draw:text-box><text:p text:style-name="P55"><text:span text:style-name="T52">B</text:span></text:p></draw:text-box></draw:frame><draw:frame draw:style-name="gr26" draw:text-style-name="P57" svg:width="0.747cm" svg:height="0.673cm" svg:x="5.671cm" svg:y="1.874cm"><draw:text-box><text:p text:style-name="P55"><text:span text:style-name="T52">A</text:span></text:p></draw:text-box></draw:frame><draw:frame draw:style-name="gr27" draw:text-style-name="P57" svg:width="0.708cm" svg:height="0.673cm" svg:x="5.329cm" svg:y="2.736cm"><draw:text-box><text:p text:style-name="P55"><text:span text:style-name="T52">F</text:span></text:p></draw:text-box></draw:frame><draw:frame draw:style-name="gr28" draw:text-style-name="P57" svg:width="0.777cm" svg:height="0.673cm" svg:x="4.872cm" svg:y="1.874cm"><draw:text-box><text:p text:style-name="P55"><text:span text:style-name="T52">D</text:span></text:p></draw:text-box></draw:frame><draw:g draw:style-name="gr20"><draw:line draw:style-name="gr29" draw:text-style-name="P58" svg:x1="1.369cm" svg:y1="2.936cm" svg:x2="3.769cm" svg:y2="1.736cm"><text:p/></draw:line><draw:line draw:style-name="gr30" draw:text-style-name="P58" svg:x1="3.771cm" svg:y1="1.738cm" svg:x2="6.771cm" svg:y2="0.238cm"><text:p/></draw:line><draw:line draw:style-name="gr31" draw:text-style-name="P58" svg:x1="1.369cm" svg:y1="2.736cm" svg:x2="6.807cm" svg:y2="2.364cm"><text:p/></draw:line><draw:line draw:style-name="gr29" draw:text-style-name="P58" svg:x1="1.771cm" svg:y1="0.736cm" svg:x2="3.771cm" svg:y2="1.736cm"><text:p/></draw:line><draw:line draw:style-name="gr32" draw:text-style-name="P58" svg:x1="3.771cm" svg:y1="1.736cm" svg:x2="5.252cm" svg:y2="2.48cm"><text:p/></draw:line><draw:line draw:style-name="gr29" draw:text-style-name="P58" svg:x1="5.269cm" svg:y1="2.494cm" svg:x2="6.75cm" svg:y2="3.238cm"><text:p/></draw:line><draw:line draw:style-name="gr29" draw:text-style-name="P58" svg:x1="5.272cm" svg:y1="2.494cm" svg:x2="6.753cm" svg:y2="3.238cm"><text:p/></draw:line><draw:line draw:style-name="gr29" draw:text-style-name="P58" svg:x1="5.871cm" svg:y1="2.436cm" svg:x2="5.971cm" svg:y2="3.336cm"><text:p/></draw:line><draw:line draw:style-name="gr33" draw:text-style-name="P58" svg:x1="5.59cm" svg:y1="-0.102cm" svg:x2="5.871cm" svg:y2="2.436cm"><text:p/></draw:line></draw:g></draw:g></text:p>
      <text:p text:style-name="P19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23338184093978" text:continue-numbering="true" text:style-name="_5f_Numérotation_20_des_20_exercices_20_livrets">
        <text:list-item>
          <text:list>
            <text:list-item>
              <text:p text:style-name="P29">En orange, on a représenté <text:span text:style-name="_5f_pointillés_20_gris">……………..</text:span></text:p>
            </text:list-item>
            <text:list-item>
              <text:p text:style-name="P29">En vert, on a représenté <text:span text:style-name="_5f_pointillés_20_gris">………………..</text:span></text:p>
            </text:list-item>
            <text:list-item>
              <text:p text:style-name="P30"><text:span text:style-name="T34">En bleu, on a représenté </text:span><text:span text:style-name="_5f_pointillés_20_gris"><text:span text:style-name="T34">………………..</text:span></text:span></text:p>
            </text:list-item>
            <text:list-item>
              <text:p text:style-name="P30"><text:span text:style-name="T34">En </text:span><text:span text:style-name="T31">violet</text:span><text:span text:style-name="T34">, on a représenté </text:span><text:span text:style-name="_5f_pointillés_20_gris"><text:span text:style-name="T34">………………..</text:span></text:span></text:p>
            </text:list-item>
          </text:list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23339595205472" text:continue-numbering="true" text:style-name="_5f_Numérotation_20_des_20_exercices_20_livrets">
        <text:list-item>
          <text:h text:style-name="P40" text:outline-level="1">Traduis en écriture mathématique, puis illustre en complétant la figure.</text:h>
          <text:list>
            <text:list-item>
              <text:p text:style-name="P31"><text:span text:style-name="T35">Le segment qui a pour extrémités A et B : </text:span><text:span text:style-name="_5f_pointillés_20_gris"><text:span text:style-name="T35">………</text:span></text:span></text:p>
            </text:list-item>
          </text:list>
        </text:list-item>
      </text:list>
      <text:p text:style-name="_5f_Paragraphe_20_livret_20_"><draw:g text:anchor-type="paragraph" draw:z-index="6" draw:name="Shape11" draw:style-name="gr9"><draw:g draw:style-name="gr20"><draw:g draw:style-name="gr20"><draw:line draw:style-name="gr21" draw:text-style-name="P54" svg:x1="2.692cm" svg:y1="0.534cm" svg:x2="2.881cm" svg:y2="0.733cm"><text:p/></draw:line><draw:line draw:style-name="gr21" draw:text-style-name="P54" svg:x1="2.872cm" svg:y1="0.534cm" svg:x2="2.681cm" svg:y2="0.733cm"><text:p/></draw:line></draw:g><draw:frame draw:style-name="gr22" draw:text-style-name="P56" svg:width="0.773cm" svg:height="0.708cm" svg:x="2.429cm" svg:y="-0.175cm"><draw:text-box><text:p text:style-name="P55"><text:span text:style-name="T51">A</text:span></text:p></draw:text-box></draw:frame></draw:g><draw:g draw:style-name="gr20"><draw:g draw:style-name="gr20"><draw:line draw:style-name="gr21" draw:text-style-name="P54" svg:x1="5.792cm" svg:y1="0.538cm" svg:x2="5.981cm" svg:y2="0.737cm"><text:p/></draw:line><draw:line draw:style-name="gr21" draw:text-style-name="P54" svg:x1="5.972cm" svg:y1="0.538cm" svg:x2="5.781cm" svg:y2="0.737cm"><text:p/></draw:line></draw:g><draw:frame draw:style-name="gr23" draw:text-style-name="P56" svg:width="0.775cm" svg:height="0.708cm" svg:x="5.528cm" svg:y="-0.166cm"><draw:text-box><text:p text:style-name="P55"><text:span text:style-name="T51">B</text:span></text:p></draw:text-box></draw:frame></draw:g></draw:g></text:p>
      <text:p text:style-name="_5f_Paragraphe_20_livret_20_"/>
      <text:list xml:id="list123339293234093" text:continue-numbering="true" text:style-name="_5f_Numérotation_20_des_20_exercices_20_livrets">
        <text:list-item>
          <text:list>
            <text:list-item>
              <text:p text:style-name="P32"><text:span text:style-name="T35">La droite passant par A et B : </text:span><text:span text:style-name="_5f_pointillés_20_gris"><text:span text:style-name="T35">………</text:span></text:span></text:p>
            </text:list-item>
          </text:list>
        </text:list-item>
      </text:list>
      <text:p text:style-name="_5f_Paragraphe_20_livret_20_"><draw:g text:anchor-type="paragraph" draw:z-index="7" draw:name="Shape11_0" draw:style-name="gr9"><draw:g draw:style-name="gr20"><draw:g draw:style-name="gr20"><draw:line draw:style-name="gr21" draw:text-style-name="P54" svg:x1="2.692cm" svg:y1="0.603cm" svg:x2="2.881cm" svg:y2="0.802cm"><text:p/></draw:line><draw:line draw:style-name="gr21" draw:text-style-name="P54" svg:x1="2.872cm" svg:y1="0.603cm" svg:x2="2.681cm" svg:y2="0.802cm"><text:p/></draw:line></draw:g><draw:frame draw:style-name="gr22" draw:text-style-name="P56" svg:width="0.773cm" svg:height="0.708cm" svg:x="2.429cm" svg:y="-0.106cm"><draw:text-box><text:p text:style-name="P55"><text:span text:style-name="T51">A</text:span></text:p></draw:text-box></draw:frame></draw:g><draw:g draw:style-name="gr20"><draw:g draw:style-name="gr20"><draw:line draw:style-name="gr21" draw:text-style-name="P54" svg:x1="5.792cm" svg:y1="0.611cm" svg:x2="5.981cm" svg:y2="0.81cm"><text:p/></draw:line><draw:line draw:style-name="gr21" draw:text-style-name="P54" svg:x1="5.972cm" svg:y1="0.611cm" svg:x2="5.781cm" svg:y2="0.81cm"><text:p/></draw:line></draw:g><draw:frame draw:style-name="gr23" draw:text-style-name="P56" svg:width="0.775cm" svg:height="0.708cm" svg:x="5.528cm" svg:y="-0.097cm"><draw:text-box><text:p text:style-name="P55"><text:span text:style-name="T51">B</text:span></text:p></draw:text-box></draw:frame></draw:g></draw:g></text:p>
      <text:p text:style-name="_5f_Paragraphe_20_livret_20_"/>
      <text:list xml:id="list123338937379591" text:continue-numbering="true" text:style-name="_5f_Numérotation_20_des_20_exercices_20_livrets">
        <text:list-item>
          <text:list>
            <text:list-item>
              <text:p text:style-name="P32"><text:span text:style-name="T35">La demi-droite d’origine A passant par B : </text:span><text:span text:style-name="_5f_pointillés_20_gris"><text:span text:style-name="T35">………</text:span></text:span></text:p>
            </text:list-item>
          </text:list>
        </text:list-item>
      </text:list>
      <text:p text:style-name="_5f_Paragraphe_20_livret_20_"><draw:g text:anchor-type="paragraph" draw:z-index="8" draw:name="Shape11_1" draw:style-name="gr9"><draw:g draw:style-name="gr20"><draw:g draw:style-name="gr20"><draw:line draw:style-name="gr21" draw:text-style-name="P54" svg:x1="2.614cm" svg:y1="0.873cm" svg:x2="2.803cm" svg:y2="1.072cm"><text:p/></draw:line><draw:line draw:style-name="gr21" draw:text-style-name="P54" svg:x1="2.791cm" svg:y1="0.873cm" svg:x2="2.6cm" svg:y2="1.072cm"><text:p/></draw:line></draw:g><draw:frame draw:style-name="gr22" draw:text-style-name="P56" svg:width="0.773cm" svg:height="0.708cm" svg:x="2.351cm" svg:y="0.164cm"><draw:text-box><text:p text:style-name="P55"><text:span text:style-name="T51">A</text:span></text:p></draw:text-box></draw:frame></draw:g><draw:g draw:style-name="gr20"><draw:g draw:style-name="gr20"><draw:line draw:style-name="gr21" draw:text-style-name="P54" svg:x1="5.714cm" svg:y1="0.881cm" svg:x2="5.903cm" svg:y2="1.08cm"><text:p/></draw:line><draw:line draw:style-name="gr21" draw:text-style-name="P54" svg:x1="5.892cm" svg:y1="0.881cm" svg:x2="5.701cm" svg:y2="1.08cm"><text:p/></draw:line></draw:g><draw:frame draw:style-name="gr23" draw:text-style-name="P56" svg:width="0.775cm" svg:height="0.708cm" svg:x="5.45cm" svg:y="0.173cm"><draw:text-box><text:p text:style-name="P55"><text:span text:style-name="T51">B</text:span></text:p></draw:text-box></draw:frame></draw:g></draw:g></text:p>
      <text:p text:style-name="_5f_Paragraphe_20_livret_20_"/>
      <text:list xml:id="list123338533542973" text:continue-numbering="true" text:style-name="_5f_Numérotation_20_des_20_exercices_20_livrets">
        <text:list-item>
          <text:p text:style-name="P23"><text:span text:style-name="T38">T</text:span>raduis par <text:span text:style-name="T29">un groupe nominal</text:span> en français les expressions mathématiques suivantes.</text:p>
          <text:list>
            <text:list-item text:start-value="1">
              <text:p text:style-name="P28">[OB) : <text:span text:style-name="_5f_pointillés_20_gris"><text:span text:style-name="T25"><text:tab/></text:span></text:span></text:p>
            </text:list-item>
          </text:list>
        </text:list-item>
      </text:list>
      <text:p text:style-name="P18"><text:span text:style-name="_5f_pointillés_20_gris"><text:span text:style-name="T25"><text:tab/></text:span></text:span></text:p>
      <text:list xml:id="list123338320370192" text:continue-numbering="true" text:style-name="_5f_Numérotation_20_des_20_exercices_20_livrets">
        <text:list-item>
          <text:list>
            <text:list-item>
              <text:p text:style-name="P28">[MN] : <text:span text:style-name="_5f_pointillés_20_gris"><text:span text:style-name="T25"><text:tab/></text:span></text:span></text:p>
            </text:list-item>
            <text:list-item>
              <text:p text:style-name="P28">(AC) : <text:span text:style-name="_5f_pointillés_20_gris"><text:span text:style-name="T25"><text:tab/></text:span></text:span></text:p>
            </text:list-item>
            <text:list-item>
              <text:p text:style-name="P28"><text:span text:style-name="_5f_BVS"><text:span text:style-name="T37">[Ox)</text:span></text:span><text:span text:style-name="_5f_BVS"><text:span text:style-name="T36"> : </text:span></text:span><text:span text:style-name="_5f_pointillés_20_gris"><text:span text:style-name="T26"><text:tab/></text:span></text:span></text:p>
            </text:list-item>
          </text:list>
        </text:list-item>
      </text:list>
      <text:p text:style-name="P18"><text:span text:style-name="_5f_pointillés_20_gris"><text:span text:style-name="T26"><text:tab/></text:span></text:span></text:p>
      <text:list xml:id="list123339490947502" text:continue-numbering="true" text:style-name="_5f_Numérotation_20_des_20_exercices_20_livrets">
        <text:list-item>
          <text:p text:style-name="P23"><text:span text:style-name="Bold_5f_niv1">« Prends garde à la consigne »</text:span></text:p>
          <text:list>
            <text:list-item text:start-value="1">
              <text:p text:style-name="P25">Repasse en vert la partie de la droite dont les points appartiennent à [AB) mais pas à [CD).</text:p>
            </text:list-item>
          </text:list>
          <text:p text:style-name="P24"><draw:g text:anchor-type="paragraph" draw:z-index="10" draw:name="Shape16" draw:style-name="gr9"><draw:line draw:style-name="gr14" draw:text-style-name="P52" svg:x1="0cm" svg:y1="0.65cm" svg:x2="8.999cm" svg:y2="0.65cm"><text:p/></draw:line><draw:line draw:style-name="gr14" draw:text-style-name="P52" svg:x1="5.831cm" svg:y1="0.549cm" svg:x2="5.831cm" svg:y2="0.748cm"><text:p/></draw:line><draw:line draw:style-name="gr14" draw:text-style-name="P52" svg:x1="8.26cm" svg:y1="0.549cm" svg:x2="8.26cm" svg:y2="0.748cm"><text:p/></draw:line><draw:line draw:style-name="gr14" draw:text-style-name="P52" svg:x1="3.51cm" svg:y1="0.549cm" svg:x2="3.51cm" svg:y2="0.748cm"><text:p/></draw:line><draw:frame draw:style-name="gr15" draw:text-style-name="P53" svg:width="0.276cm" svg:height="0.414cm" svg:x="8.126cm" svg:y="0.106cm"><draw:text-box><text:p text:style-name="P49"><text:span text:style-name="T50">D</text:span></text:p></draw:text-box></draw:frame><draw:frame draw:style-name="gr16" draw:text-style-name="P53" svg:width="0.246cm" svg:height="0.414cm" svg:x="5.711cm" svg:y="0.106cm"><draw:text-box><text:p text:style-name="P49"><text:span text:style-name="T50">B</text:span></text:p></draw:text-box></draw:frame><draw:frame draw:style-name="gr17" draw:text-style-name="P53" svg:width="0.251cm" svg:height="0.414cm" svg:x="3.388cm" svg:y="0.106cm"><draw:text-box><text:p text:style-name="P49"><text:span text:style-name="T50">C</text:span></text:p></draw:text-box></draw:frame><draw:frame draw:style-name="gr16" draw:text-style-name="P53" svg:width="0.246cm" svg:height="0.414cm" svg:x="0.601cm" svg:y="0.101cm"><draw:text-box><text:p text:style-name="P49"><text:span text:style-name="T50">A</text:span></text:p></draw:text-box></draw:frame><draw:line draw:style-name="gr14" draw:text-style-name="P52" svg:x1="0.72cm" svg:y1="0.553cm" svg:x2="0.72cm" svg:y2="0.751cm"><text:p/></draw:line></draw:g></text:p>
          <text:list text:continue-numbering="true">
            <text:list-item>
              <text:p text:style-name="P26">Repasse en <text:span text:style-name="T39">rouge</text:span> la partie de la droite dont les points appartiennent à la fois à [AB) et à [DC) mais pas à [EF].</text:p>
            </text:list-item>
          </text:list>
          <text:p text:style-name="P24"><draw:g text:anchor-type="paragraph" draw:z-index="9" draw:name="Shape17" draw:style-name="gr9"><draw:line draw:style-name="gr14" draw:text-style-name="P52" svg:x1="0.526cm" svg:y1="0.531cm" svg:x2="0.526cm" svg:y2="0.729cm"><text:p/></draw:line><draw:frame draw:style-name="gr15" draw:text-style-name="P53" svg:width="0.276cm" svg:height="0.414cm" svg:x="8.336cm" svg:y="0.101cm"><draw:text-box><text:p text:style-name="P49"><text:span text:style-name="T50">D</text:span></text:p></draw:text-box></draw:frame><draw:frame draw:style-name="gr16" draw:text-style-name="P53" svg:width="0.246cm" svg:height="0.414cm" svg:x="5.812cm" svg:y="0.101cm"><draw:text-box><text:p text:style-name="P49"><text:span text:style-name="T50">B</text:span></text:p></draw:text-box></draw:frame><draw:frame draw:style-name="gr17" draw:text-style-name="P53" svg:width="0.251cm" svg:height="0.414cm" svg:x="1.859cm" svg:y="0.106cm"><draw:text-box><text:p text:style-name="P49"><text:span text:style-name="T50">C</text:span></text:p></draw:text-box></draw:frame><draw:frame draw:style-name="gr16" draw:text-style-name="P53" svg:width="0.246cm" svg:height="0.414cm" svg:x="0.402cm" svg:y="0.106cm"><draw:text-box><text:p text:style-name="P49"><text:span text:style-name="T50">A</text:span></text:p></draw:text-box></draw:frame><draw:frame draw:style-name="gr18" draw:text-style-name="P53" svg:width="0.207cm" svg:height="0.414cm" svg:x="4.801cm" svg:y="0.101cm"><draw:text-box><text:p text:style-name="P49"><text:span text:style-name="T50">F</text:span></text:p></draw:text-box></draw:frame><draw:frame draw:style-name="gr19" draw:text-style-name="P53" svg:width="0.227cm" svg:height="0.414cm" svg:x="3.332cm" svg:y="0.106cm"><draw:text-box><text:p text:style-name="P49"><text:span text:style-name="T50">E</text:span></text:p></draw:text-box></draw:frame><draw:line draw:style-name="gr14" draw:text-style-name="P52" svg:x1="1.984cm" svg:y1="0.531cm" svg:x2="1.984cm" svg:y2="0.727cm"><text:p/></draw:line><draw:line draw:style-name="gr14" draw:text-style-name="P52" svg:x1="3.447cm" svg:y1="0.531cm" svg:x2="3.447cm" svg:y2="0.727cm"><text:p/></draw:line><draw:line draw:style-name="gr14" draw:text-style-name="P52" svg:x1="4.904cm" svg:y1="0.531cm" svg:x2="4.904cm" svg:y2="0.729cm"><text:p/></draw:line><draw:line draw:style-name="gr14" draw:text-style-name="P52" svg:x1="5.935cm" svg:y1="0.531cm" svg:x2="5.935cm" svg:y2="0.727cm"><text:p/></draw:line><draw:line draw:style-name="gr14" draw:text-style-name="P52" svg:x1="8.475cm" svg:y1="0.531cm" svg:x2="8.475cm" svg:y2="0.727cm"><text:p/></draw:line><draw:line draw:style-name="gr14" draw:text-style-name="P52" svg:x1="0cm" svg:y1="0.605cm" svg:x2="8.999cm" svg:y2="0.605cm"><text:p/></draw:line></draw:g></text:p>
        </text:list-item>
        <text:list-item>
          <text:h text:style-name="_5f_Titre_20_d_27_exercices_20_livret_20_sans_20_titre" text:outline-level="1"><text:span text:style-name="Bold_5f_niv1"> Programme de construction</text:span></text:h>
        </text:list-item>
      </text:list>
      <text:p text:style-name="P22"><text:span text:style-name="T40">Entoure la</text:span> figure <text:span text:style-name="T39">qui </text:span>correspond <text:span text:style-name="T39">au programme de construction.</text:span></text:p>
      <text:list xml:id="list123338312646090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27">Place trois points A, B et C non alignés. </text:p>
                </text:list-item>
                <text:list-item>
                  <text:p text:style-name="P27">Trace le segment [AB].</text:p>
                </text:list-item>
                <text:list-item>
                  <text:p text:style-name="P27"><text:span text:style-name="T41">Trace </text:span>la droite (AC).</text:p>
                </text:list-item>
                <text:list-item>
                  <text:p text:style-name="P27"><text:span text:style-name="T41">Trace</text:span> la demi-droite [BC).</text:p>
                </text:list-item>
              </text:list>
            </text:list-item>
          </text:list>
        </text:list-item>
      </text:list>
      <text:p text:style-name="_5f_Paragraphe_20_livret_20_"><draw:g text:anchor-type="paragraph" draw:z-index="11" draw:name="Shape20" draw:style-name="gr9"><draw:frame draw:style-name="gr10" draw:text-style-name="P50" svg:width="0.272cm" svg:height="0.458cm" svg:x="0.496cm" svg:y="2.163cm"><draw:text-box><text:p text:style-name="P49"><text:span text:style-name="T49">A</text:span></text:p></draw:text-box></draw:frame><draw:frame draw:style-name="gr11" draw:text-style-name="P50" svg:width="0.272cm" svg:height="0.458cm" svg:x="2.496cm" svg:y="2.2cm"><draw:text-box><text:p text:style-name="P49"><text:span text:style-name="T49">B</text:span></text:p></draw:text-box></draw:frame><draw:frame draw:style-name="gr12" draw:text-style-name="P50" svg:width="0.276cm" svg:height="0.458cm" svg:x="1.745cm" svg:y="0.685cm"><draw:text-box><text:p text:style-name="P49"><text:span text:style-name="T49">C</text:span></text:p></draw:text-box></draw:frame><draw:line draw:style-name="gr13" draw:text-style-name="P51" svg:x1="0.896cm" svg:y1="2.413cm" svg:x2="2.395cm" svg:y2="2.413cm"><text:p/></draw:line><draw:line draw:style-name="gr13" draw:text-style-name="P51" svg:x1="2.397cm" svg:y1="2.411cm" svg:x2="1.397cm" svg:y2="0.441cm"><text:p/></draw:line><draw:line draw:style-name="gr13" draw:text-style-name="P51" svg:x1="1.642cm" svg:y1="0.933cm" svg:x2="0.642cm" svg:y2="2.902cm"><text:p/></draw:line><draw:frame draw:style-name="gr11" draw:text-style-name="P50" svg:width="0.272cm" svg:height="0.458cm" svg:x="3.496cm" svg:y="2.163cm"><draw:text-box><text:p text:style-name="P49"><text:span text:style-name="T49">A</text:span></text:p></draw:text-box></draw:frame><draw:frame draw:style-name="gr11" draw:text-style-name="P50" svg:width="0.272cm" svg:height="0.458cm" svg:x="5.497cm" svg:y="2.2cm"><draw:text-box><text:p text:style-name="P49"><text:span text:style-name="T49">B</text:span></text:p></draw:text-box></draw:frame><draw:frame draw:style-name="gr12" draw:text-style-name="P50" svg:width="0.276cm" svg:height="0.458cm" svg:x="4.743cm" svg:y="0.685cm"><draw:text-box><text:p text:style-name="P49"><text:span text:style-name="T49">C</text:span></text:p></draw:text-box></draw:frame><draw:line draw:style-name="gr13" draw:text-style-name="P51" svg:x1="3.894cm" svg:y1="2.413cm" svg:x2="5.393cm" svg:y2="2.413cm"><text:p/></draw:line><draw:line draw:style-name="gr13" draw:text-style-name="P51" svg:x1="5.392cm" svg:y1="2.411cm" svg:x2="4.392cm" svg:y2="0.441cm"><text:p/></draw:line><draw:line draw:style-name="gr13" draw:text-style-name="P51" svg:x1="4.895cm" svg:y1="0.441cm" svg:x2="3.646cm" svg:y2="2.9cm"><text:p/></draw:line><draw:frame draw:style-name="gr11" draw:text-style-name="P50" svg:width="0.272cm" svg:height="0.458cm" svg:x="6.497cm" svg:y="2.161cm"><draw:text-box><text:p text:style-name="P49"><text:span text:style-name="T49">A</text:span></text:p></draw:text-box></draw:frame><draw:frame draw:style-name="gr11" draw:text-style-name="P50" svg:width="0.272cm" svg:height="0.458cm" svg:x="8.495cm" svg:y="2.2cm"><draw:text-box><text:p text:style-name="P49"><text:span text:style-name="T49">B</text:span></text:p></draw:text-box></draw:frame><draw:frame draw:style-name="gr12" draw:text-style-name="P50" svg:width="0.276cm" svg:height="0.458cm" svg:x="7.744cm" svg:y="0.685cm"><draw:text-box><text:p text:style-name="P49"><text:span text:style-name="T49">C</text:span></text:p></draw:text-box></draw:frame><draw:line draw:style-name="gr13" draw:text-style-name="P51" svg:x1="6.895cm" svg:y1="2.408cm" svg:x2="8.396cm" svg:y2="2.408cm"><text:p/></draw:line><draw:line draw:style-name="gr13" draw:text-style-name="P51" svg:x1="8.396cm" svg:y1="2.408cm" svg:x2="7.643cm" svg:y2="0.926cm"><text:p/></draw:line><draw:line draw:style-name="gr13" draw:text-style-name="P51" svg:x1="7.898cm" svg:y1="0.429cm" svg:x2="6.644cm" svg:y2="2.898cm"><text:p/></draw:line></draw:g><text:span text:style-name="_5f_pointillés_20_gris"><text:span text:style-name="T2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1ca2b8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2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3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text-properties officeooo:paragraph-rsid="00a59a60"/>
    </style:style>
    <style:style style:name="MP8" style:family="paragraph" style:parent-style-name="Footer">
      <style:text-properties officeooo:paragraph-rsid="004274bc"/>
    </style:style>
    <style:style style:name="MP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 style:parent-style-name="Header">
      <style:text-properties fo:font-size="14pt" style:font-size-asian="14pt" style:font-size-complex="14pt"/>
    </style:style>
    <style:style style:name="M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3" style:family="paragraph" style:parent-style-name="Standard">
      <style:text-properties fo:font-size="6pt" style:font-size-asian="6pt" style:font-size-complex="6pt"/>
    </style:style>
    <style:style style:name="MP1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Titre_20_d_27_exercices_20_livret" style:list-style-name="_5f_Numérotation_20_des_20_exercices_20_livrets"/>
    <style:style style:name="MP18" style:family="paragraph" style:parent-style-name="_5f_En-tête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MP20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MP21" style:family="paragraph">
      <loext:graphic-properties draw:fill="solid" draw:fill-color="#1ca2b8"/>
    </style:style>
    <style:style style:name="MP22" style:family="paragraph">
      <style:paragraph-properties fo:text-align="center"/>
    </style:style>
    <style:style style:name="MP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" style:family="text">
      <style:text-properties officeooo:rsid="00a59a60"/>
    </style:style>
    <style:style style:name="MT5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MT7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MT8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MT9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0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MT11" style:family="text">
      <style:text-properties fo:font-variant="small-caps" officeooo:rsid="0054f64f"/>
    </style:style>
    <style:style style:name="MT12" style:family="text">
      <style:text-properties fo:font-variant="small-caps"/>
    </style:style>
    <style:style style:name="MT13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14" style:family="text">
      <style:text-properties officeooo:rsid="002925a2"/>
    </style:style>
    <style:style style:name="MT15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_5f_En-tête"><text:span text:style-name="MT3">Géométrie plane</text:span> : <text:span text:style-name="MT4">D</text:span><text:span text:style-name="MT3">roites, </text:span><text:span text:style-name="MT5">demi-droites et segments</text:span></text:p>
      </style:header>
      <style:footer>
        <text:p text:style-name="MP4"><draw:frame draw:style-name="Mfr1" draw:name="Frame1" text:anchor-type="paragraph" svg:y="-0.06cm" draw:z-index="20"><draw:text-box fo:min-height="0.499cm" fo:min-width="3cm"><draw:frame draw:style-name="Mfr2" draw:name="Frame2" text:anchor-type="frame" svg:x="0.45cm" svg:y="0.079cm" svg:width="0.817cm" draw:z-index="21"><draw:text-box fo:min-height="0.355cm"><text:p text:style-name="MP5"><draw:g text:anchor-type="paragraph" draw:z-index="22" draw:name="Shape4_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7"><text:span text:style-name="MT6">Géométrie plane : </text:span><text:span text:style-name="MT7">droites, </text:span><text:span text:style-name="MT8">DEMI-droites et segments</text:span></text:p></draw:text-box></draw:frame></text:p>
      </style:footer>
      <style:footer-left>
        <text:p text:style-name="MP4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5"><draw:g text:anchor-type="paragraph" draw:z-index="23" draw:name="Shape4_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8"><text:span text:style-name="MT7">Géométrie plane : droites, </text:span><text:span text:style-name="MT8">DEMI-droites et segments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8" draw:name="Shape5" draw:style-name="Mgr3"><draw:ellipse draw:style-name="Mgr4" draw:text-style-name="MP9" svg:width="1.715cm" svg:height="1.784cm" svg:x="0cm" svg:y="0.004cm" draw:kind="arc" draw:start-angle="90.48" draw:end-angle="269.56"><text:p/></draw:ellipse><draw:line draw:style-name="Mgr4" draw:text-style-name="MP9" svg:x1="0.847cm" svg:y1="0.002cm" svg:x2="18.167cm" svg:y2="0.002cm"><text:p/></draw:line><draw:line draw:style-name="Mgr4" draw:text-style-name="MP9" svg:x1="0.847cm" svg:y1="1.782cm" svg:x2="18.158cm" svg:y2="1.782cm"><text:p/></draw:line><draw:ellipse draw:style-name="Mgr4" draw:text-style-name="MP9" svg:width="1.719cm" svg:height="1.782cm" svg:x="17.29cm" svg:y="0cm" draw:kind="arc" draw:start-angle="270.5" draw:end-angle="89.48"><text:p/></draw:ellipse><draw:frame draw:style-name="Mgr5" draw:text-style-name="MP10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1">N1 : Priorités, distributivité</text:p>
                    </table:table-cell>
                    <table:table-cell table:style-name="Tableau5.A1" office:value-type="string">
                      <text:p text:style-name="MP11"/>
                    </table:table-cell>
                  </table:table-row>
                  <table:table-row>
                    <table:table-cell table:style-name="Tableau5.A1" office:value-type="string">
                      <text:p text:style-name="MP12">Série 1 : Priorités opératoires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</table:table>
              </table:table-cell>
            </table:table-row>
          </table:table-header-rows>
        </table:table>
        <text:p text:style-name="MP13"><text:span text:style-name="corps"><text:span text:style-name="MT9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9" draw:name="Shape6" draw:style-name="Mgr3"><draw:ellipse draw:style-name="Mgr4" draw:text-style-name="MP9" svg:width="1.715cm" svg:height="1.784cm" svg:x="0cm" svg:y="0.004cm" draw:kind="arc" draw:start-angle="90.48" draw:end-angle="269.56"><text:p/></draw:ellipse><draw:line draw:style-name="Mgr4" draw:text-style-name="MP9" svg:x1="0.847cm" svg:y1="0.002cm" svg:x2="18.167cm" svg:y2="0.002cm"><text:p/></draw:line><draw:line draw:style-name="Mgr4" draw:text-style-name="MP9" svg:x1="0.847cm" svg:y1="1.782cm" svg:x2="18.158cm" svg:y2="1.782cm"><text:p/></draw:line><draw:ellipse draw:style-name="Mgr4" draw:text-style-name="MP9" svg:width="1.719cm" svg:height="1.782cm" svg:x="17.29cm" svg:y="0cm" draw:kind="arc" draw:start-angle="270.5" draw:end-angle="89.48"><text:p/></draw:ellipse><draw:frame draw:style-name="Mgr5" draw:text-style-name="MP10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1">5N1 : Priorités, distributivité</text:p>
                    </table:table-cell>
                    <table:table-cell table:style-name="Tableau7.A1" office:value-type="string">
                      <text:p text:style-name="MP11"/>
                    </table:table-cell>
                  </table:table-row>
                  <table:table-row>
                    <table:table-cell table:style-name="Tableau7.A1" office:value-type="string">
                      <text:p text:style-name="MP12">Série 1 : Priorités opératoires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</table:table>
              </table:table-cell>
            </table:table-row>
          </table:table-header-rows>
        </table:table>
        <text:p text:style-name="MP13"><text:span text:style-name="corps"><text:span text:style-name="MT9"/></text:span></text:p>
      </style:header-left>
      <style:footer>
        <text:p text:style-name="MP14"><text:span text:style-name="MT10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5">Série 4 : Constructions (2)</text:p>
      </style:header>
      <style:footer>
        <text:p text:style-name="MP1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5">Série 6 : Démonstrations (2)</text:p>
        <text:list xml:id="list1408265462" text:style-name="_5f_Numérotation_20_des_20_exercices_20_livrets">
          <text:list-item>
            <text:h text:style-name="MP17" text:outline-level="1">Sans justi</text:h>
          </text:list-item>
        </text:list>
      </style:header>
      <style:footer>
        <text:p text:style-name="MP16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18"><text:span text:style-name="MT11">S</text:span><text:span text:style-name="MT12">olides</text:span> : <text:span text:style-name="MT11">Vocabulaire, nature</text:span></text:p>
      </style:header>
      <style:footer>
        <text:p text:style-name="MP4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9">solides : Vocabulaire, NatuRE</text:p></draw:text-box></draw:frame><draw:g text:anchor-type="paragraph" draw:z-index="17" draw:name="Shape4_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9">solides : Vocabulaire, NatuRE</text:p></draw:text-box></draw:frame><draw:g text:anchor-type="paragraph" draw:z-index="12" draw:name="Shape4_4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5" draw:style-name="Mdp1">
      <style:header>
        <text:p text:style-name="MP20"><draw:path text:anchor-type="paragraph" draw:z-index="13" draw:name="Shape1" draw:style-name="Mgr6" draw:text-style-name="MP21" svg:width="4.329cm" svg:height="2.24cm" svg:x="-1.499cm" svg:y="-1cm" svg:viewBox="0 0 4330 2241" svg:d="M0 2241l3984-288c209-15 363-168 345-342l-170-1611h-4159z"><text:p/></draw:path><draw:frame text:anchor-type="paragraph" draw:z-index="14" draw:name="Shape2" draw:style-name="Mgr7" draw:text-style-name="MP23" svg:width="2.703cm" svg:height="0.715cm" draw:transform="rotate (0.0872664625997165) translate (-0.172861111111111cm 0.218722222222222cm)"><draw:text-box><text:p text:style-name="MP22"><text:span text:style-name="MT13">Série 3</text:span></text:p></draw:text-box></draw:frame><draw:line text:anchor-type="paragraph" draw:z-index="15" draw:name="Shape3_0" draw:style-name="Mgr8" draw:text-style-name="MP22" svg:x1="15.088cm" svg:y1="0.36cm" svg:x2="20.493cm" svg:y2="0.36cm"><text:p/></draw:line>Parallélépipède rectangle et patrons</text:p>
      </style:header>
      <style:footer>
        <text:p text:style-name="MP4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5"><draw:g text:anchor-type="paragraph" draw:z-index="16" draw:name="Shape4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4">espace</text:span> • <text:span text:style-name="MT15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16T12:33:37.455611519</dc:date>
    <meta:editing-duration>P1DT7H54M41S</meta:editing-duration>
    <meta:editing-cycles>123</meta:editing-cycles>
    <meta:generator>LibreOffice/7.0.0.3$Linux_X86_64 LibreOffice_project/8061b3e9204bef6b321a21033174034a5e2ea88e</meta:generator>
    <meta:document-statistic meta:table-count="2" meta:image-count="0" meta:object-count="0" meta:page-count="1" meta:paragraph-count="54" meta:word-count="348" meta:character-count="1939" meta:non-whitespace-character-count="1578"/>
  </office:meta>
</office:document-meta>
</file>